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
    </style:style>
    <style:style style:name="Table1.A1" style:family="table-cell">
      <style:table-cell-properties fo:padding="0.097cm" fo:border-left="0.002cm solid #000000" fo:border-right="none" fo:border-top="0.002cm solid #000000" fo:border-bottom="0.002cm solid #000000"/>
    </style:style>
    <style:style style:name="Table1.J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J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style:text-underline-style="none"/>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list-style-name="L1">
      <style:text-properties style:text-underline-style="none"/>
    </style:style>
    <style:style style:name="T1" style:family="text">
      <style:text-properties style:text-underline-style="none"/>
    </style:style>
    <style:style style:name="T2" style:family="text">
      <style:text-properties fo:color="#ff000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IQUE PATHS</text:p>
      <text:p text:style-name="P2"/>
      <text:p text:style-name="P3">Question:</text:p>
      <text:p text:style-name="P5">A robot is located at the top-left corner of a <text:span text:style-name="Emphasis">m</text:span> x <text:span text:style-name="Emphasis">n</text:span> grid (marked ‘Start’ in the diagram below). The robot can only move either down or right at any point in time. The robot is trying to reach the bottom-right corner of the grid (marked ‘Finish’ in the diagram below). How many possible unique paths are there?</text:p>
      <text:p text:style-name="P5"/>
      <text:p text:style-name="P3">Answer:</text:p>
      <text:p text:style-name="P5"/>
      <text:p text:style-name="Standard">It turns out this problem could be solved using combinatorics, which no doubt would be the most efficient solution. In order to see it as a combinatorial problem, there are some necessary observations. Look at the 7x3 sample grid in the picture above. Notice that no matter how you traverse the grids, you always traverse a total of 8 steps. To be more exact, you always have to choose 6 steps to the right (<text:span text:style-name="Strong_20_Emphasis">R</text:span>) and 2 steps to the bottom (<text:span text:style-name="Strong_20_Emphasis">B</text:span>). Therefore, the problem can be transformed to a question of how many ways can you choose 6<text:span text:style-name="Strong_20_Emphasis">R</text:span>'s and 2<text:span text:style-name="Strong_20_Emphasis">B</text:span>'s in these 8 steps. The answer is <text:span text:style-name="Strong_20_Emphasis">C</text:span>(8,2) (or <text:span text:style-name="Strong_20_Emphasis">C</text:span>(8,6)). Therefore, the general solution for a <text:span text:style-name="Emphasis">m</text:span> x<text:span text:style-name="Emphasis"> n</text:span> grid is <text:span text:style-name="Strong_20_Emphasis">C</text:span>(<text:span text:style-name="Emphasis">m</text:span>+<text:span text:style-name="Emphasis">n</text:span>-2, <text:span text:style-name="Emphasis">m</text:span>-1).</text:p>
      <text:p text:style-name="Standard"/>
      <text:p text:style-name="P1">Think About</text:p>
      <text:p text:style-name="P4"><text:span text:style-name="Strong_20_Emphasis"><text:span text:style-name="T2">Further Thoughts: </text:span></text:span></text:p>
      <text:p text:style-name="Text_20_body">Now consider if some obstacles are added to the grids marked as 'X'. How many unique paths would there be? A combinatorial solution is difficult to obtain (I don't know myself, quite frankly), but the DP solution can be modified easily to accommodate this constraint.</text:p>
      <text:p text:style-name="P1">Solution what I think</text:p>
      <text:p text:style-name="P4">In this case, just find the number of ways you can reach to the destination through that obstacle. Repeat this for all the obstacles. Now you have all the ways such that the path passes through atleast <text:s/>one obstacle. </text:p>
      <text:p text:style-name="P4">But you have to subtract some paths. In the figure given below. A,B and C are obstacles. We have </text:p>
      <text:p text:style-name="P4">xA = number of unique paths passing through A.</text:p>
      <text:p text:style-name="P4">xB = number of unique paths passing through B.</text:p>
      <text:p text:style-name="P4">xC = number of unique paths passing through C.</text:p>
      <text:p text:style-name="P4"/>
      <text:list xml:id="list1572428628" text:style-name="L1">
        <text:list-item>
          <text:p text:style-name="P6">But this includes duplicate paths also which passes through both A and B. So we have to subtract paths once which are passing through A and B. </text:p>
        </text:list-item>
        <text:list-item>
          <text:p text:style-name="P6">C wont create problem for us because it is upper side of A and B so there wont be any path passing through A-C or B-C or A-B-C. </text:p>
        </text:list-item>
        <text:list-item>
          <text:p text:style-name="P6">So this is the case when there are 3 obstacles but we have to take care about all the duplicate paths.</text:p>
        </text:list-item>
        <text:list-item>
          <text:p text:style-name="P6">It is analogous to the problem of set theory.</text:p>
        </text:list-item>
        <text:list-item>
          <text:p text:style-name="P6">As many obstacles you have, that many complexity will be increased. </text:p>
        </text:list-item>
        <text:list-item>
          <text:p text:style-name="P6">Here the formulaes of set theory will be applied to remove duplicate paths.</text:p>
        </text:list-item>
        <text:list-item>
          <text:p text:style-name="P6">For a particular obstacle, just consider the obstacles which are at the same row/column and below it.</text:p>
        </text:list-item>
      </text:list>
      <text:p text:style-name="P4"/>
      <table:table table:name="Table1" table:style-name="Table1">
        <table:table-column table:style-name="Table1.A" table:number-columns-repeated="10"/>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C</text:p>
          </table:table-cell>
          <table:table-cell table:style-name="Table1.A1" office:value-type="string">
            <text:p text:style-name="Table_20_Contents"/>
          </table:table-cell>
          <table:table-cell table:style-name="Table1.J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A</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J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J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B</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J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J2" office:value-type="string">
            <text:p text:style-name="Table_20_Contents"/>
          </table:table-cell>
        </table:table-row>
      </table:table>
      <text:p text:style-name="P4"><text:soft-page-break/>Now subtract that number from all the ways to reach to the destination.</text:p>
      <text:p text:style-name="P4"/>
      <text:p text:style-name="P1">RELATED PROBLEMS:</text:p>
      <text:p text:style-name="P4"/>
      <text:p text:style-name="P4">There is a problem which is using exactly the same logic.</text:p>
      <text:p text:style-name="P4">Two strings s1 and s2 are given. Find the possible interleavings. </text:p>
      <text:p text:style-name="P4">Just think about the corner case where there are more than two characters same so interleaving would be same in the case if they are interchanged so take care about duplicate interleavings.</text:p>
      <text:p text:style-name="P4">But solve that problem using the same logic discussed above. </text:p>
      <text:p text:style-name="Standard"><text:span text:style-name="T1"/></text:p>
      <text:p text:style-name="Standard"><text:span text:style-name="T1">Naive approach is </text:span></text:p>
      <text:p text:style-name="Standard"><text:span text:style-name="Source_20_Text">interL(r+1, c, m, n, path) + interL(r, c+1, m, n, path);</text:span></text:p>
      <text:p text:style-name="P4"/>
      <text:p text:style-name="P4">but the efficiency comes when you will use combinatorial logic to solve this as discussed above.</text:p>
      <text:p text:style-name="P4">Nice one haa.... :)</text:p>
      <text:p text:style-name="P4"/>
      <text:p text:style-name="P4">===</text:p>
      <text:p text:style-name="P4">Another problem which is extension of this one is to print all the paths from source to destination.</text:p>
      <text:p text:style-name="P4">Just think about using the above mentioned formula to solve this problem. Here you have to go for naive formula because you are supposed to print the paths.</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ejas </meta:initial-creator>
    <meta:creation-date>2012-12-23T10:38:44</meta:creation-date>
    <dc:date>2012-12-23T11:10:50</dc:date>
    <dc:creator>Tejas </dc:creator>
    <meta:editing-duration>PT00H32M07S</meta:editing-duration>
    <meta:editing-cycles>22</meta:editing-cycles>
    <meta:generator>OpenOffice.org/3.2$Linux OpenOffice.org_project/320m12$Build-9483</meta:generator>
    <meta:document-statistic meta:table-count="1" meta:image-count="0" meta:object-count="0" meta:page-count="2" meta:paragraph-count="37" meta:word-count="617" meta:character-count="3344"/>
  </office:meta>
</office:document-meta>
</file>